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6" office:value-type="string">
            <text:p>2022-07-10_01-43-35_000.jpg</text:p>
          </table:table-cell>
          <table:table-cell table:style-name="ce27" office:value-type="string">
            <text:p>:m :PHOTO 寝た時刻 / 2022</text:p>
          </table:table-cell>
          <table:table-cell table:style-name="ce27" office:value-type="string">
            <text:p>:m :PHOTO 寝た時刻 / 2022</text:p>
          </table:table-cell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:PHOTO 寝た時刻 / 2022">
            <text:p>:m :PHOTO 寝た時刻 / 2022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6" office:value-type="string">
            <text:p>2022-07-10_07-19-12_000.jpg</text:p>
          </table:table-cell>
          <table:table-cell table:style-name="ce27" office:value-type="string">
            <text:p>:m :PHOTO 起きた時刻 / 2022</text:p>
          </table:table-cell>
          <table:table-cell table:style-name="ce29" office:value-type="string">
            <text:p>:m :PHOTO 起きた時刻（夜中） / 2022</text:p>
          </table:table-cell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6" office:value-type="string">
            <text:p>2022-07-10_07-32-33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:m :PHOTO 起きた時刻 / 2022</text:p>
          </table:table-cell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6" office:value-type="string">
            <text:p>2022-07-10_13-08-5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6" office:value-type="string">
            <text:p>2022-07-10_17-59-15_000.jpg</text:p>
          </table:table-cell>
          <table:table-cell table:style-name="ce27" office:value-type="string">
            <text:p>:m RES 1*3 / free# JVEMV6 68#_306:1 / 68. theoretical-physics(tp) / topics=流体力学,w=~,doc=r-7-A10~1.1#3,s=~,i=~,other=calc+;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RES 1*3 / free# JVEMV6 68#_306:1 / 68. theoretical-physics(tp) / topics=流体力学,w=~,doc=r-7-A10~1.1#3,s=~,i=~,other=calc+;memo+">
            <text:p>:m RES 1*3 / free# JVEMV6 68#_306:1 / 68. theoretical-physics(tp) / topics=流体力学,w=~,doc=r-7-A10~1.1#3,s=~,i=~,other=calc+;memo+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2-07-10_17-59-32_000.jpg</text:p>
          </table:table-cell>
          <table:table-cell table:style-name="ce27" office:value-type="string">
            <text:p>:m RES 2*3 / free# JVEMV6 68#_306:1 / 68. theoretical-physics(tp) / topics=流体力学,w=~,doc=r-7-A10~1.1#3,s=~,i=~,other=memo+;memo+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2*3 / free# JVEMV6 68#_306:1 / 68. theoretical-physics(tp) / topics=流体力学,w=~,doc=r-7-A10~1.1#3,s=~,i=~,other=memo+;memo+;">
            <text:p>:m RES 2*3 / free# JVEMV6 68#_306:1 / 68. theoretical-physics(tp) / topics=流体力学,w=~,doc=r-7-A10~1.1#3,s=~,i=~,other=memo+;memo+;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6" office:value-type="string">
            <text:p>2022-07-10_17-59-50_000.jpg</text:p>
          </table:table-cell>
          <table:table-cell table:style-name="ce27" office:value-type="string">
            <text:p>:m RES 3*3 / free# JVEMV6 68#_306:1 / 68. theoretical-physics(tp) / topics=流体力学,w=~,doc=r-7-A10~1.1#3,s=~,i=~,other=memo+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3*3 / free# JVEMV6 68#_306:1 / 68. theoretical-physics(tp) / topics=流体力学,w=~,doc=r-7-A10~1.1#3,s=~,i=~,other=memo+;">
            <text:p>:m RES 3*3 / free# JVEMV6 68#_306:1 / 68. theoretical-physics(tp) / topics=流体力学,w=~,doc=r-7-A10~1.1#3,s=~,i=~,other=memo+;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6" office:value-type="string">
            <text:p>2022-07-10_19-06-31_000.jpg</text:p>
          </table:table-cell>
          <table:table-cell table:style-name="ce27" office:value-type="string">
            <text:p>:m :篠笛,shinobue #*# / session-memo / p.1:genre=melody,key=~,notes=dai-kan:(3467)(3456)(356),R=~,file-id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:篠笛,shinobue #*# / session-memo / p.1:genre=melody,key=~,notes=dai-kan:(3467)(3456)(356),R=~,file-id=~,other=~">
            <text:p>:m :篠笛,shinobue #*# / session-memo / p.1:genre=melody,key=~,notes=dai-kan:(3467)(3456)(356),R=~,file-id=~,other=~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6" office:value-type="string">
            <text:p>2022-07-10_21-11-4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2-07-11_01-33-47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PHOTO 寝た時刻 / 2022">
            <text:p>:m :PHOTO 寝た時刻 / 2022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6" office:value-type="string">
            <text:p>2022-07-11_07-21-5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:PHOTO 起きた時刻 / 2022">
            <text:p>:m :PHOTO 起きた時刻 / 2022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6" office:value-type="string">
            <text:p>2022-07-11_07-44-00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6" office:value-type="string">
            <text:p>2022-07-11_12-29-43_000.jpg</text:p>
          </table:table-cell>
          <table:table-cell table:style-name="ce27" office:value-type="string">
            <text:p>:m RES 1*3 / free# JVEMV6 68#_307:1 / 68. theoretical-physics(tp) / topics=流体力学,w=応力モーメント,doc=r-7-A10~1.1#7.1,s=~,i=~,other=memo+;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RES 1*3 / free# JVEMV6 68#_307:1 / 68. theoretical-physics(tp) / topics=流体力学,w=応力モーメント,doc=r-7-A10~1.1#7.1,s=~,i=~,other=memo+;">
            <text:p>:m RES 1*3 / free# JVEMV6 68#_307:1 / 68. theoretical-physics(tp) / topics=流体力学,w=応力モーメント,doc=r-7-A10~1.1#7.1,s=~,i=~,other=memo+;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6" office:value-type="string">
            <text:p>2022-07-11_12-29-56_000.jpg</text:p>
          </table:table-cell>
          <table:table-cell table:style-name="ce27" office:value-type="string">
            <text:p>:m RES 2*3 / free# JVEMV6 68#_307:1 / 68. theoretical-physics(tp) / topics=流体力学,w=応力モーメント,doc=r-7-A10~1.1#7.1,s=~,i=~,other=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RES 2*3 / free# JVEMV6 68#_307:1 / 68. theoretical-physics(tp) / topics=流体力学,w=応力モーメント,doc=r-7-A10~1.1#7.1,s=~,i=~,other=">
            <text:p>:m RES 2*3 / free# JVEMV6 68#_307:1 / 68. theoretical-physics(tp) / topics=流体力学,w=応力モーメント,doc=r-7-A10~1.1#7.1,s=~,i=~,other=</text:p>
          </table:table-cell>
          <table:table-cell table:style-name="ce11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6" office:value-type="string">
            <text:p>2022-07-11_12-30-09_000.jpg</text:p>
          </table:table-cell>
          <table:table-cell table:style-name="ce27" office:value-type="string">
            <text:p>:m RES 3*3 / free# JVEMV6 68#_307:1 / 68. theoretical-physics(tp) / topics=流体力学,w=応力モーメント,doc=r-7-A10~1.1#7.1,s=~,i=~,other=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RES 3*3 / free# JVEMV6 68#_307:1 / 68. theoretical-physics(tp) / topics=流体力学,w=応力モーメント,doc=r-7-A10~1.1#7.1,s=~,i=~,other=">
            <text:p>:m RES 3*3 / free# JVEMV6 68#_307:1 / 68. theoretical-physics(tp) / topics=流体力学,w=応力モーメント,doc=r-7-A10~1.1#7.1,s=~,i=~,other=</text:p>
          </table:table-cell>
          <table:table-cell table:style-name="ce11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6" office:value-type="string">
            <text:p>2022-07-11_12-57-1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食べた物 ">
            <text:p>:m 食べた物 </text:p>
          </table:table-cell>
          <table:table-cell table:style-name="ce11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8" office:value-type="string">
            <text:p>2022-07-11_16-34-37_000.jpg</text:p>
          </table:table-cell>
          <table:table-cell table:style-name="ce27" office:value-type="string">
            <text:p>:PHOTO 記録 / 文書：コレポン / #*# / about=周知の面談の件：事故発生を受けて（熱中症）,with=東和：横浜,content=訪問の日時、決める,other=~ / N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PHOTO 記録 / 文書：コレポン / #*# / about=周知の面談の件：事故発生を受けて（熱中症）,with=東和：横浜,content=訪問の日時、決める,other=~ / N~">
            <text:p>:PHOTO 記録 / 文書：コレポン / #*# / about=周知の面談の件：事故発生を受けて（熱中症）,with=東和：横浜,content=訪問の日時、決める,other=~ / N~</text:p>
          </table:table-cell>
          <table:table-cell table:style-name="ce11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6" office:value-type="string">
            <text:p>2022-07-11_16-56-29_000.jpg</text:p>
          </table:table-cell>
          <table:table-cell table:style-name="ce27" office:value-type="string">
            <text:p>:m RES 1*2 / free# JVEMV6 68#_307:2 / 68. theoretical-physics(tp) / topics=流体力学,w=~,doc=r-7-A10~1.1#10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RES 1*2 / free# JVEMV6 68#_307:2 / 68. theoretical-physics(tp) / topics=流体力学,w=~,doc=r-7-A10~1.1#10,s=~,i=~,other=calc+">
            <text:p>:m RES 1*2 / free# JVEMV6 68#_307:2 / 68. theoretical-physics(tp) / topics=流体力学,w=~,doc=r-7-A10~1.1#10,s=~,i=~,other=calc+</text:p>
          </table:table-cell>
          <table:table-cell table:style-name="ce11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6" office:value-type="string">
            <text:p>2022-07-11_16-56-47_000.jpg</text:p>
          </table:table-cell>
          <table:table-cell table:style-name="ce36" office:value-type="string">
            <text:p>:m RES 2*2 / free# JVEMV6 68#_307:2 / 68. theoretical-physics(tp) / topics=流体力学；コンクリート；構造力学,w=~,doc=r-7-A10~1.1#10-1;r-7-A10-1.3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RES 2*2 / free# JVEMV6 68#_307:2 / 68. theoretical-physics(tp) / topics=流体力学；コンクリート；構造力学,w=~,doc=r-7-A10~1.1#10-1;r-7-A10-1.3,s=~,i=~,other=calc+">
            <text:p>:m RES 2*2 / free# JVEMV6 68#_307:2 / 68. theoretical-physics(tp) / topics=流体力学；コンクリート；構造力学,w=~,doc=r-7-A10~1.1#10-1;r-7-A10-1.3,s=~,i=~,other=calc+</text:p>
          </table:table-cell>
          <table:table-cell table:style-name="ce11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6" office:value-type="string">
            <text:p>2022-07-11_17-19-30_000.jpg</text:p>
          </table:table-cell>
          <table:table-cell table:style-name="ce36" office:value-type="string">
            <text:p>:PHOTO 記録 / @自室 / what=消臭スプレー / for=トイレ用 / occasion=終了：使い切った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PHOTO 記録 / @自室 / what=消臭スプレー / for=トイレ用 / occasion=終了：使い切った">
            <text:p>:PHOTO 記録 / @自室 / what=消臭スプレー / for=トイレ用 / occasion=終了：使い切った</text:p>
          </table:table-cell>
          <table:table-cell table:style-name="ce11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19" office:value-type="string">
            <text:p>2022-07-11_19-06-58_000.jpg</text:p>
          </table:table-cell>
          <table:table-cell table:style-name="ce36" office:value-type="string">
            <text:p>:m :篠笛,shinobue #*# / session-memo / p.1:genre=melody,key=~,notes=1``-3``-1``-7`-1``-,R=~,file-id=~,other=~ \\\ p.2:genre=melody,key=h-4`(E),notes=4`-3`-4`,R=~,file-id=~,other=lot:3 \\\ p.3:genre=melody,key=~,notes=7`-6`-4`-4`-6`-4`,R=~,file-id=~,other=lot:3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:篠笛,shinobue #*# / session-memo / p.1:genre=melody,key=~,notes=1``-3``-1``-7`-1``-,R=~,file-id=~,other=~ \\\ p.2:genre=melody,key=h-4`(E),notes=4`-3`-4`,R=~,file-id=~,other=lot:3 \\\ p.3:genre=melody,key=~,notes=7`-6`-4`-4`-6`-4`,R=~,file-id=~,other=lot:3">
            <text:p>:m :篠笛,shinobue #*# / session-memo / p.1:genre=melody,key=~,notes=1``-3``-1``-7`-1``-,R=~,file-id=~,other=~ \\\ p.2:genre=melody,key=h-4`(E),notes=4`-3`-4`,R=~,file-id=~,other=lot:3 \\\ p.3:genre=melody,key=~,notes=7`-6`-4`-4`-6`-4`,R=~,file-id=~,other=lot:3</text:p>
          </table:table-cell>
          <table:table-cell table:style-name="ce11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1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1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1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1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1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1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1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1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1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1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1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1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1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1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1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1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1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1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1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1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1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1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1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1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1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1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1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1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1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1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1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1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1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11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1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8" table:number-columns-repeated="2"/>
          <table:table-cell table:style-name="ce11" table:number-columns-repeated="2"/>
          <table:table-cell table:style-name="ce51"/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10"/>
          <table:table-cell table:style-name="ce11"/>
          <table:table-cell table:style-name="ce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8])" office:value-type="float" office:value="66">
            <text:p>6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1">
            <text:p>2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4:Sheet1.C269" table:on-update-keep-styles="true" table:on-update-keep-size="false"/>
        <table:database-range table:name="XXX" table:target-range-address="Sheet1.B264:Sheet1.B264" table:on-update-keep-styles="true" table:on-update-keep-size="false"/>
        <table:database-range table:name="XXX_music" table:target-range-address="Sheet1.B265:Sheet1.B265" table:on-update-keep-styles="true" table:on-update-keep-size="false"/>
        <table:database-range table:target-range-address="Sheet1.A2:Sheet1.AMJ22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2">2022/07/12</text:date>, <text:time>09:30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7-12T09:30:20.64</dc:date>
    <dc:creator>iwabuchi ken</dc:creator>
    <meta:editing-duration>P48DT1H53M48S</meta:editing-duration>
    <meta:editing-cycles>15532</meta:editing-cycles>
    <meta:document-statistic meta:table-count="2" meta:cell-count="921" meta:object-count="0"/>
    <meta:user-defined meta:name="qrichtext">1</meta:user-defined>
  </office:meta>
</office:document-meta>
</file>